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5.794cm" style:rel-column-width="22339*"/>
    </style:style>
    <style:style style:name="Tabelle1.B" style:family="table-column">
      <style:table-column-properties style:column-width="11.204cm" style:rel-column-width="43196*"/>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8.498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8.498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font-size="10.5pt" style:font-size-asian="10.5pt" style:font-size-complex="10.5pt"/>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Heading">
      <style:text-properties fo:font-size="18pt" style:font-size-asian="18pt" style:font-size-complex="18pt"/>
    </style:style>
    <style:style style:name="P5" style:family="paragraph" style:parent-style-name="Table_20_Contents">
      <style:text-properties fo:font-weight="bold" style:font-weight-asian="bold" style:font-weight-complex="bold"/>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text-properties fo:font-weight="bold" style:font-weight-asian="bold" style:font-weight-complex="bold"/>
    </style:style>
    <style:style style:name="P9" style:family="paragraph" style:parent-style-name="Text_20_body" style:list-style-name="L1">
      <style:text-properties fo:font-weight="bold" style:font-weight-asian="bold" style:font-weight-complex="bold"/>
    </style:style>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text-properties fo:font-weight="normal" style:font-weight-asian="normal" style:font-weight-complex="normal"/>
    </style:style>
    <style:style style:name="P15" style:family="paragraph" style:parent-style-name="Text_20_body" style:list-style-name="L8">
      <style:text-properties fo:font-weight="normal" style:font-weight-asian="normal" style:font-weight-complex="normal"/>
    </style:style>
    <style:style style:name="P16" style:family="paragraph" style:parent-style-name="Text_20_body" style:list-style-name="L9"/>
    <style:style style:name="P17" style:family="paragraph" style:parent-style-name="Text_20_body">
      <style:paragraph-properties fo:margin-left="1.245cm" fo:margin-right="0cm" fo:text-indent="0cm" style:auto-text-indent="false"/>
      <style:text-properties fo:font-weight="bold" style:font-weight-asian="bold" style:font-weight-complex="bold"/>
    </style:style>
    <style:style style:name="P18" style:family="paragraph" style:parent-style-name="Heading_20_1">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achkonzept Aroma Build 2.0</text:p>
      <text:p text:style-name="P1">Andy Pahne, 14.11.2010</text:p>
      <text:p text:style-name="P1"/>
      <text:h text:style-name="Heading_20_1" text:outline-level="1">Introduction</text:h>
      <text:p text:style-name="Text_20_body"/>
      <text:p text:style-name="Text_20_body">While it requires some effort and investment in a new build system for the aroma system, the author thinks that implementing a new build system has the potential to save tremendous amounts of development time, which directly leads to improvements in productivity.</text:p>
      <text:p text:style-name="Text_20_body"/>
      <text:p text:style-name="Text_20_body">Having a new build system, the aroma 2.0 build, should accomplish these goals:</text:p>
      <text:p text:style-name="Text_20_body"/>
      <text:list xml:id="list40222480" text:style-name="L1">
        <text:list-item>
          <text:p text:style-name="P9">easy and first time setup of work environment, maven and eclipse</text:p>
        </text:list-item>
        <text:list-item>
          <text:p text:style-name="P9">easy switch between client configurations, for example switching from reebok to avid without recompiling or repackaging</text:p>
        </text:list-item>
        <text:list-item>
          <text:p text:style-name="P9">take some complexity out of the build process, which is especially hard for new team members</text:p>
        </text:list-item>
        <text:list-item>
          <text:p text:style-name="P9">easy extension, for example allowing build for a new client within the hour</text:p>
        </text:list-item>
        <text:list-item>
          <text:p text:style-name="P9">making the build portable (no more instructions like "workspace has to be installed at c:\projekte\aroma\workspace, allowing for more than one workspace)</text:p>
        </text:list-item>
        <text:list-item>
          <text:p text:style-name="P9">automated packaging of releases for all clients and all stages</text:p>
        </text:list-item>
        <text:list-item>
          <text:p text:style-name="P9">enable continuous integration easily</text:p>
        </text:list-item>
        <text:list-item>
          <text:p text:style-name="P9">reduce interferrence between developer's local settings</text:p>
        </text:list-item>
        <text:list-item>
          <text:p text:style-name="P9">nightly builds and automated reports</text:p>
        </text:list-item>
        <text:list-item>
          <text:p text:style-name="P9">having a better documentation for the process of building aroma, at least a bit more detail than currently available</text:p>
        </text:list-item>
      </text:list>
      <text:p text:style-name="Text_20_body"/>
      <text:h text:style-name="Heading_20_1" text:outline-level="1">How to achieve these goals</text:h>
      <text:p text:style-name="Text_20_body"/>
      <text:p text:style-name="Text_20_body">Five required steps have been identified to achieve all these goals:</text:p>
      <text:p text:style-name="Text_20_body"/>
      <text:list xml:id="list40219893" text:style-name="L2">
        <text:list-item>
          <text:p text:style-name="P6">switch from ant to maven as the primary build management tool</text:p>
        </text:list-item>
        <text:list-item>
          <text:p text:style-name="P6">write a custom aroma-maven-plugin that handles aroma-specific configuration details (stage/client combinations)</text:p>
        </text:list-item>
        <text:list-item>
          <text:p text:style-name="P6">write custom aroma-maven-plugin that handles release-specific requirements, which maven cannot handle out of the box</text:p>
        </text:list-item>
        <text:list-item>
          <text:p text:style-name="P6">remove interferrence of developer's settings by not checking in any eclipse artifacts nor any generated jars (which both is not necessary anymore, when maven is used as a build tool)</text:p>
        </text:list-item>
        <text:list-item>
          <text:p text:style-name="P6"><text:soft-page-break/>write a set of <text:s/>guides</text:p>
        </text:list-item>
      </text:list>
      <text:p text:style-name="Text_20_body"/>
      <text:h text:style-name="Heading_20_1" text:outline-level="1">Maven 3.0</text:h>
      <text:p text:style-name="Text_20_body"/>
      <text:p text:style-name="Text_20_body">Maven supports some hardly needed features for managing large, complex builds out of the box, while at the same time being as easy extendable as ant. Time saving effects of maven are significant. Developers don't have to rebuild as much as with ant. For example the switch from one client to another would not require the developer rebuilding or repackaging at all. That alone would make up for the upfront investment necessary to implement an aroma maven build process.</text:p>
      <text:p text:style-name="Text_20_body"/>
      <text:p text:style-name="Text_20_body">Switching to maven is not easy, especially not when it's required not to interrupt developement activities. Because it is not easy and because there are certainly some unforseen circumstances that lead to delays, the author suggests:</text:p>
      <text:p text:style-name="Text_20_body"/>
      <text:list xml:id="list40543273" text:style-name="L9">
        <text:list-item>
          <text:p text:style-name="P16">Setup the whole new build in paralell. Parallel really means separate from the main development trunk, really apart from current development</text:p>
        </text:list-item>
        <text:list-item>
          <text:p text:style-name="P16">Sort out any problem in this paralell setup, so that there will be no more unforseen blockers when the actual switch occurs. Sort out any dependy problems like circular dependencies etc.</text:p>
        </text:list-item>
        <text:list-item>
          <text:p text:style-name="P16">Document each step from this preparation phase</text:p>
        </text:list-item>
        <text:list-item>
          <text:p text:style-name="P16">When done with preparation, when it's guranteed that the new build works and accomplishes all previously stated goals, do the actual switch to the new build system which then includes the most actual aroma code base</text:p>
        </text:list-item>
      </text:list>
      <text:p text:style-name="Text_20_body"/>
      <text:p text:style-name="Text_20_body">When the actual switch is done, the whole team should be able to work with the new aroma within a day or less. All described features about developement and releasing are in place.</text:p>
      <text:p text:style-name="Text_20_body"/>
      <text:h text:style-name="Heading_20_1" text:outline-level="1">Maven Repository</text:h>
      <text:p text:style-name="Text_20_body">Using maven as a build tool usally also means, that's it's necessary to maintain a private inhouse maven repository, where all aroma artifacts and all third party libraries (like Oracle JDBC drivers) are stored.</text:p>
      <text:p text:style-name="Text_20_body"/>
      <text:h text:style-name="Heading_20_1" text:outline-level="1">Maven Proxy</text:h>
      <text:p text:style-name="Text_20_body">Using maven also requires to setup and maintain a maven proxy. The maven build tool needs access to public repositories like the central maven repository or the public Jboss maven repository. Without a proxy, development would come to an abrupt halt, when the public repositories are not available for whatever reason. In order to make the build absolutly independant from external infrastructure, a maven proxy is essential.</text:p>
      <text:p text:style-name="Text_20_body"/>
      <text:h text:style-name="Heading_20_1" text:outline-level="1"><text:soft-page-break/>Nexus – Both a proxy and a repository manager</text:h>
      <text:p text:style-name="Text_20_body">Fortunatly, an excellent open source, free as in "free beer" tool exists, that is both, a repository and a maven proxy: Nexus. Nexus is widely used an under active developement. The author knows from experience that Nexus is easy and quick to setup and requires practically no maintenance.</text:p>
      <text:p text:style-name="Text_20_body"/>
      <text:h text:style-name="Heading_20_1" text:outline-level="1">Aroma-maven-plugin: Configuration</text:h>
      <text:p text:style-name="Text_20_body"/>
      <text:p text:style-name="Text_20_body">The aroma specific requirements for a build go a little beyond that, what maven provides out of the box. </text:p>
      <text:p text:style-name="Text_20_body">Because maven supports profiles, it would be doable to handle different stages with profiles. Or it would be achievable to support different clients using mavens profile feature. <text:span text:style-name="T1">But it would be overly complicated to support stages and different profiles via maven profiles alone.</text:span></text:p>
      <text:p text:style-name="P3">Because the aroma system deviate from the maven principle "one artifact per module", it becomes necessary to implement a custom aroma-maven-plugin that supports the aroma client/stage combination.</text:p>
      <text:p text:style-name="P3">For the very same reason (deviating from "one artifact per module"), it's necessary to implement some custom functionality when it comes to prepare releases for differnet client/stage combinations.</text:p>
      <text:p text:style-name="P2"/>
      <text:p text:style-name="P2">For the first requirement, management of aroma runtime profiles, a workin solution is already available. The second part, management of releases, still has to be implemented.</text:p>
      <text:p text:style-name="P3"/>
      <text:p text:style-name="P3"/>
      <text:h text:style-name="P18" text:outline-level="1">Aroma-maven-plugin: Deployment</text:h>
      <text:p text:style-name="P3"/>
      <text:p text:style-name="P3">Unfortunatly the aroma reqirements concerning deployment are – just as rruntime configurations, slightly too complex to handle out of the box. </text:p>
      <text:p text:style-name="P3"/>
      <text:p text:style-name="P3">A custom developed aroma-maven-deployment plugin would use the existing and well know maven-release-plugin and maven-package-plugin and extend on them.</text:p>
      <text:p text:style-name="P3"/>
      <text:p text:style-name="P3">Primary focus of the newly to develop plugin would be automation and ease of use for the release maintainer. So at best, the release maintainer would simply select, for which clients and stages he wants deployment artifacts genrated and then preparing and packaging of a release would take place automaticly.</text:p>
      <text:p text:style-name="P3"/>
      <text:p text:style-name="P3">For example, the release maintainer selects to build a release for client "adidas" and stage "prod" like</text:p>
      <text:p text:style-name="P3"/>
      <text:list xml:id="list40379671" text:style-name="L8">
        <text:list-item>
          <text:p text:style-name="P15">adjust release version in pom.xml (e. g. to version 2.0.0)</text:p>
        </text:list-item>
        <text:list-item>
          <text:p text:style-name="P15"><text:soft-page-break/>adjust deployment.properties: select "adidas-prod"</text:p>
        </text:list-item>
        <text:list-item>
          <text:p text:style-name="P15">package with the new plugin: mvn -Padidas,prod aroma:package</text:p>
        </text:list-item>
      </text:list>
      <text:p text:style-name="P3"/>
      <text:p text:style-name="P3">That sequence of steps results in in folder structure filled with all necessary artifacts:</text:p>
      <text:p text:style-name="P3"/>
      <text:p text:style-name="P17">aromaDeployment</text:p>
      <text:p text:style-name="P17"><text:tab/>aroma-2.0.0-adidas-prod</text:p>
      <text:p text:style-name="P17"><text:tab/><text:tab/>database-mysql</text:p>
      <text:p text:style-name="P17"><text:tab/><text:tab/><text:tab/>update (ddl and dml scripts)</text:p>
      <text:p text:style-name="P17"><text:tab/><text:tab/><text:tab/>full (ddl and dml scripts)</text:p>
      <text:p text:style-name="P17"><text:tab/><text:tab/>sgw (packaded binary, start-stop-scripts, whatever)</text:p>
      <text:p text:style-name="P17"><text:tab/><text:tab/>portal</text:p>
      <text:p text:style-name="P17"><text:tab/><text:tab/>sci </text:p>
      <text:p text:style-name="P17"><text:tab/><text:tab/>batch</text:p>
      <text:p text:style-name="P17"><text:tab/><text:tab/>install-scripts</text:p>
      <text:p text:style-name="P17"><text:tab/><text:tab/>...</text:p>
      <text:p text:style-name="P17"><text:tab/><text:tab/>...</text:p>
      <text:p text:style-name="P3"><text:tab/></text:p>
      <text:p text:style-name="P3">It should be noted that the aroma maven release plugin is not especially tricky to implement, as it uses much already available functionality; though it's required to prepare a detailled collection of all release related requirements before implementation.</text:p>
      <text:p text:style-name="P3"/>
      <text:p text:style-name="P3"/>
      <text:p text:style-name="P3"/>
      <text:h text:style-name="Heading_20_1" text:outline-level="1">Continuous Integration With Hudson</text:h>
      <text:p text:style-name="Text_20_body"/>
      <text:p text:style-name="Text_20_body">While not strictly required to speed up developement and to achieve the goals stated at the beginning of these document, the author suggest to expand the continuous integration activities. Hopefully that leads to fewer bugs slipping into production.</text:p>
      <text:p text:style-name="Text_20_body"/>
      <text:p text:style-name="Text_20_body">Hudson-Continuous-Integration-Builds may be categorized into the two categories:</text:p>
      <text:list xml:id="list40224971" text:style-name="L3">
        <text:list-item>
          <text:p text:style-name="P7">full integration builds (already available)</text:p>
        </text:list-item>
        <text:list-item>
          <text:p text:style-name="P7">semi integration builds</text:p>
        </text:list-item>
      </text:list>
      <text:p text:style-name="Text_20_body"/>
      <text:p text:style-name="Text_20_body">The differences between the two could be summarized like this:</text:p>
      <text:p text:style-name="Text_20_body"/>
      <table:table table:name="Tabelle1" table:style-name="Tabelle1">
        <table:table-column table:style-name="Tabelle1.A"/>
        <table:table-column table:style-name="Tabelle1.B"/>
        <table:table-row>
          <table:table-cell table:style-name="Tabelle1.A1" office:value-type="string">
            <text:p text:style-name="P5">full integration builds</text:p>
          </table:table-cell>
          <table:table-cell table:style-name="Tabelle1.B1" office:value-type="string">
            <text:p text:style-name="Table_20_Contents">- tests on application level</text:p>
            <text:p text:style-name="Table_20_Contents"><text:soft-page-break/>- requires real running applications communicating to each other</text:p>
            <text:p text:style-name="Table_20_Contents">- require a real database</text:p>
            <text:p text:style-name="Table_20_Contents">- are not independant from environment</text:p>
          </table:table-cell>
        </table:table-row>
        <table:table-row>
          <table:table-cell table:style-name="Tabelle1.A2" office:value-type="string">
            <text:p text:style-name="P5">semi integration builds</text:p>
          </table:table-cell>
          <table:table-cell table:style-name="Tabelle1.B2" office:value-type="string">
            <text:p text:style-name="Table_20_Contents">- tests on module level</text:p>
            <text:p text:style-name="Table_20_Contents">- unit test suite is executed</text:p>
            <text:p text:style-name="Table_20_Contents">- do not require a database</text:p>
            <text:p text:style-name="Table_20_Contents">- do not require running installations</text:p>
            <text:p text:style-name="Table_20_Contents">- are totally independant from environment</text:p>
          </table:table-cell>
        </table:table-row>
      </table:table>
      <text:p text:style-name="Text_20_body"/>
      <text:p text:style-name="Text_20_body">The currently available hudson integration builds fall under the category "full integration builds", because they test client apllications. The dashboard of the current hudson setup looks very much <text:s/>like this:</text:p>
      <text:p text:style-name="Text_20_body"/>
      <table:table table:name="Tabelle2" table:style-name="Tabelle2">
        <table:table-column table:style-name="Tabelle2.A"/>
        <table:table-column table:style-name="Tabelle2.B"/>
        <table:table-row>
          <table:table-cell table:style-name="Tabelle2.A1" office:value-type="string">
            <text:p text:style-name="P5">aroma-adidas</text:p>
          </table:table-cell>
          <table:table-cell table:style-name="Tabelle2.B1" office:value-type="string">
            <text:p text:style-name="Table_20_Contents">OK</text:p>
          </table:table-cell>
        </table:table-row>
        <table:table-row>
          <table:table-cell table:style-name="Tabelle2.A2" office:value-type="string">
            <text:p text:style-name="P5">aroma-avid</text:p>
          </table:table-cell>
          <table:table-cell table:style-name="Tabelle2.B2" office:value-type="string">
            <text:p text:style-name="Table_20_Contents">failed</text:p>
          </table:table-cell>
        </table:table-row>
        <table:table-row>
          <table:table-cell table:style-name="Tabelle2.A2" office:value-type="string">
            <text:p text:style-name="P5">aroma-kaufhof</text:p>
          </table:table-cell>
          <table:table-cell table:style-name="Tabelle2.B2" office:value-type="string">
            <text:p text:style-name="Table_20_Contents">OK</text:p>
          </table:table-cell>
        </table:table-row>
        <table:table-row>
          <table:table-cell table:style-name="Tabelle2.A2" office:value-type="string">
            <text:p text:style-name="P5">aroma-msh</text:p>
          </table:table-cell>
          <table:table-cell table:style-name="Tabelle2.B2" office:value-type="string">
            <text:p text:style-name="Table_20_Contents">OK</text:p>
          </table:table-cell>
        </table:table-row>
        <table:table-row>
          <table:table-cell table:style-name="Tabelle2.A2" office:value-type="string">
            <text:p text:style-name="P5">aroma-real</text:p>
          </table:table-cell>
          <table:table-cell table:style-name="Tabelle2.B2" office:value-type="string">
            <text:p text:style-name="Table_20_Contents">OK</text:p>
          </table:table-cell>
        </table:table-row>
        <table:table-row>
          <table:table-cell table:style-name="Tabelle2.A2" office:value-type="string">
            <text:p text:style-name="P5">aroma-reebok</text:p>
          </table:table-cell>
          <table:table-cell table:style-name="Tabelle2.B2" office:value-type="string">
            <text:p text:style-name="Table_20_Contents">OK</text:p>
          </table:table-cell>
        </table:table-row>
      </table:table>
      <text:p text:style-name="Text_20_body"/>
      <text:p text:style-name="Text_20_body">In contrast, a hudson installation, that does "semi integrational builds" would not integrate complete <text:s/>applications build for specific clients, but it would integrate on the maven module level. A typical dashboard would look more like this:</text:p>
      <text:p text:style-name="Text_20_body"/>
      <table:table table:name="Tabelle3" table:style-name="Tabelle3">
        <table:table-column table:style-name="Tabelle3.A"/>
        <table:table-column table:style-name="Tabelle3.B"/>
        <table:table-row>
          <table:table-cell table:style-name="Tabelle3.A1" office:value-type="string">
            <text:p text:style-name="P5">aromaCore</text:p>
          </table:table-cell>
          <table:table-cell table:style-name="Tabelle3.B1" office:value-type="string">
            <text:p text:style-name="Table_20_Contents">OK</text:p>
          </table:table-cell>
        </table:table-row>
        <table:table-row>
          <table:table-cell table:style-name="Tabelle3.A2" office:value-type="string">
            <text:p text:style-name="P5">aromaBatch</text:p>
          </table:table-cell>
          <table:table-cell table:style-name="Tabelle3.B2" office:value-type="string">
            <text:p text:style-name="Table_20_Contents">OK</text:p>
          </table:table-cell>
        </table:table-row>
        <table:table-row>
          <table:table-cell table:style-name="Tabelle3.A2" office:value-type="string">
            <text:p text:style-name="P5">aromaDropshipper</text:p>
          </table:table-cell>
          <table:table-cell table:style-name="Tabelle3.B2" office:value-type="string">
            <text:p text:style-name="Table_20_Contents">OK</text:p>
          </table:table-cell>
        </table:table-row>
        <table:table-row>
          <table:table-cell table:style-name="Tabelle3.A2" office:value-type="string">
            <text:p text:style-name="P5">aromaBatchDropshipper</text:p>
          </table:table-cell>
          <table:table-cell table:style-name="Tabelle3.B2" office:value-type="string">
            <text:p text:style-name="Table_20_Contents">OK</text:p>
          </table:table-cell>
        </table:table-row>
        <table:table-row>
          <table:table-cell table:style-name="Tabelle3.A2" office:value-type="string">
            <text:p text:style-name="P5">aromaPortal</text:p>
          </table:table-cell>
          <table:table-cell table:style-name="Tabelle3.B2" office:value-type="string">
            <text:p text:style-name="Table_20_Contents">OK</text:p>
          </table:table-cell>
        </table:table-row>
        <table:table-row>
          <table:table-cell table:style-name="Tabelle3.A2" office:value-type="string">
            <text:p text:style-name="P5">aromaSCI</text:p>
          </table:table-cell>
          <table:table-cell table:style-name="Tabelle3.B2" office:value-type="string">
            <text:p text:style-name="Table_20_Contents">failed</text:p>
          </table:table-cell>
        </table:table-row>
        <table:table-row>
          <table:table-cell table:style-name="Tabelle3.A2" office:value-type="string">
            <text:p text:style-name="P5">aromaServiceGatweway</text:p>
          </table:table-cell>
          <table:table-cell table:style-name="Tabelle3.B2" office:value-type="string">
            <text:p text:style-name="Table_20_Contents">OK</text:p>
          </table:table-cell>
        </table:table-row>
        <table:table-row>
          <table:table-cell table:style-name="Tabelle3.A2" office:value-type="string">
            <text:p text:style-name="P5">aromaServiceGatwewayConnector</text:p>
          </table:table-cell>
          <table:table-cell table:style-name="Tabelle3.B2" office:value-type="string">
            <text:p text:style-name="Table_20_Contents">OK</text:p>
          </table:table-cell>
        </table:table-row>
        <table:table-row>
          <table:table-cell table:style-name="Tabelle3.A2" office:value-type="string">
            <text:p text:style-name="P5">aromaServiceGatwewayConnectorReebok</text:p>
          </table:table-cell>
          <table:table-cell table:style-name="Tabelle3.B2" office:value-type="string">
            <text:p text:style-name="Table_20_Contents">OK</text:p>
          </table:table-cell>
        </table:table-row>
        <table:table-row>
          <table:table-cell table:style-name="Tabelle3.A2" office:value-type="string">
            <text:p text:style-name="P5">aroma-maven-plugin</text:p>
          </table:table-cell>
          <table:table-cell table:style-name="Tabelle3.B2" office:value-type="string">
            <text:p text:style-name="Table_20_Contents">OK</text:p>
          </table:table-cell>
        </table:table-row>
        <table:table-row>
          <table:table-cell table:style-name="Tabelle3.A2" office:value-type="string">
            <text:p text:style-name="P5">aromaSpringExtension</text:p>
          </table:table-cell>
          <table:table-cell table:style-name="Tabelle3.B2" office:value-type="string">
            <text:p text:style-name="Table_20_Contents">OK</text:p>
          </table:table-cell>
        </table:table-row>
        <table:table-row>
          <table:table-cell table:style-name="Tabelle3.A2" office:value-type="string">
            <text:p text:style-name="P5">...</text:p>
          </table:table-cell>
          <table:table-cell table:style-name="Tabelle3.B2" office:value-type="string">
            <text:p text:style-name="Table_20_Contents">OK</text:p>
          </table:table-cell>
        </table:table-row>
        <table:table-row>
          <table:table-cell table:style-name="Tabelle3.A2" office:value-type="string">
            <text:p text:style-name="P5">...</text:p>
          </table:table-cell>
          <table:table-cell table:style-name="Tabelle3.B2" office:value-type="string">
            <text:p text:style-name="Table_20_Contents">OK</text:p>
          </table:table-cell>
        </table:table-row>
      </table:table>
      <text:p text:style-name="Text_20_body"/>
      <text:p text:style-name="Text_20_body">Both kinds of integrations tests are valuable and should be applied.</text:p>
      <text:p text:style-name="Text_20_body">It's required to store unit tests along the tested code in the same module <text:s/>to enable "semi <text:soft-page-break/>integrational" hudson builds. The current practice to store test in a separate module would not work anymore.</text:p>
      <text:p text:style-name="Text_20_body"/>
      <text:h text:style-name="Heading_20_1" text:outline-level="1">Interferrence of Developers</text:h>
      <text:p text:style-name="Text_20_body"/>
      <text:p text:style-name="Text_20_body">Today it's common that eclipse artifacts are stored in svn. Also depedencies (like hibernate) are stored in svn. Newly generated jars also go into svn. Most significantly, the configuration files, where local profile information is stored in (various system.properties files) are stored in svn, too.</text:p>
      <text:p text:style-name="P2">All that affects the portability of the build and should generally be avoided. All that may have an effect on co-developers and therefore should also be avoided. </text:p>
      <text:p text:style-name="Text_20_body"/>
      <text:list xml:id="list40232623" text:style-name="L4">
        <text:list-item>
          <text:p text:style-name="P10">Dependencies are to be stored in the maven repository </text:p>
        </text:list-item>
        <text:list-item>
          <text:p text:style-name="P10">Eclipse artifacts (.classpath, .project, .settings/) are generated and therefore are not checked in</text:p>
        </text:list-item>
        <text:list-item>
          <text:p text:style-name="P10">local profile information should not be checked in either, because that also would affect other developers</text:p>
        </text:list-item>
      </text:list>
      <text:p text:style-name="Text_20_body"/>
      <text:p text:style-name="Text_20_body">This all is quite easily achieved and the author doesn't know of any negative side effects, there's just the positive side of it.</text:p>
      <text:p text:style-name="Text_20_body"/>
      <text:p text:style-name="Text_20_body"/>
      <text:h text:style-name="Heading_20_1" text:outline-level="1">Sonar – Static Code Analysis </text:h>
      <text:p text:style-name="Text_20_body"/>
      <text:p text:style-name="Text_20_body">While static code analysis is alreday in place in the aroma project (checkstyle, findbugs), there is room for much more (automated) reports on code metrics. Sonar is a freely available tool that provides a lot of useful metrics about a given code base. </text:p>
      <text:p text:style-name="Text_20_body"/>
      <text:p text:style-name="Text_20_body">A worthwile feature of sonar is, that gathered information is stored in a database and that this information can be visualized nicely. For example, one could see how unit test code coverage has increased or decreased from one release to another.</text:p>
      <text:p text:style-name="Text_20_body"/>
      <text:h text:style-name="Heading_20_1" text:outline-level="1">Deliverables, Software</text:h>
      <text:p text:style-name="Text_20_body"/>
      <text:list xml:id="list40243997" text:style-name="L5">
        <text:list-item>
          <text:p text:style-name="P11">a running build, containing all maven modules</text:p>
        </text:list-item>
        <text:list-item>
          <text:p text:style-name="P11">maven-aroma-plugin for configuration management </text:p>
        </text:list-item>
        <text:list-item>
          <text:p text:style-name="P11">a running release packaging process (maven-aroma-plugin for packaging releases)</text:p>
        </text:list-item>
      </text:list>
      <text:p text:style-name="Text_20_body"/>
      <text:p text:style-name="Text_20_body"><text:soft-page-break/></text:p>
      <text:h text:style-name="Heading_20_1" text:outline-level="1">Deliverables, Documentation</text:h>
      <text:p text:style-name="Text_20_body"/>
      <text:list xml:id="list40240392" text:style-name="L6">
        <text:list-item>
          <text:p text:style-name="P12">Building Arvato Aroma – Getting Started Guide</text:p>
        </text:list-item>
        <text:list-item>
          <text:p text:style-name="P12">Building Arvato Aroma – Developers Guide</text:p>
        </text:list-item>
        <text:list-item>
          <text:p text:style-name="P12">Building Arvato Aroma – Release Maintainers Guide</text:p>
        </text:list-item>
        <text:list-item>
          <text:p text:style-name="P12">Building Arvato Aroma – Build Maintainers Guide</text:p>
        </text:list-item>
      </text:list>
      <text:p text:style-name="Text_20_body"/>
      <text:list xml:id="list40650373" text:continue-numbering="true" text:style-name="L6">
        <text:list-header>
          <text:p text:style-name="P12"/>
        </text:list-header>
      </text:list>
      <text:h text:style-name="Heading_20_1" text:outline-level="1">Deliverables Infrastructure</text:h>
      <text:p text:style-name="Text_20_body"/>
      <text:list xml:id="list40234172" text:style-name="L7">
        <text:list-item>
          <text:p text:style-name="P13">Nexus</text:p>
        </text:list-item>
        <text:list-item>
          <text:p text:style-name="P13">more Hudson integration</text:p>
        </text:list-item>
        <text:list-item>
          <text:p text:style-name="P13">Sonar</text:p>
        </text:list-item>
      </text:list>
      <text:p text:style-name="Text_20_body"/>
      <text:p text:style-name="Text_20_body"/>
      <text:h text:style-name="Heading_20_1" text:outline-level="1">Long Term Goals</text:h>
      <text:p text:style-name="Text_20_body"/>
      <text:p text:style-name="Text_20_body">All the described activities might bring the aroma team nearer to a client requested long term goal: possibly shorter release cycles. Although the contrary is wished for by the aroma team members for the moment, it should be noted that this goal is not completly out of reach.</text:p>
      <text:p text:style-name="Text_20_body"/>
      <text:p text:style-name="Text_20_body">While this concept deals mostly deals with matters about <text:span text:style-name="T1">Continous Integration </text:span><text:span text:style-name="T2">and </text:span><text:span text:style-name="T1">Ease Of Developement</text:span><text:span text:style-name="T2">, it's quite clear that </text:span><text:span text:style-name="T1">Continous Deployment</text:span><text:span text:style-name="T2"> can and should be on the agenda for the fu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4H06M04S</meta:editing-duration>
    <meta:editing-cycles>49</meta:editing-cycles>
    <meta:generator>OpenOffice.org/3.2$Win32 OpenOffice.org_project/320m18$Build-9502</meta:generator>
    <dc:date>2010-11-23T20:53:16.33</dc:date>
    <meta:print-date>2010-11-23T20:52:16.94</meta:print-date>
    <meta:document-statistic meta:table-count="3" meta:image-count="0" meta:object-count="0" meta:page-count="7" meta:paragraph-count="150" meta:word-count="1710" meta:character-count="11004"/>
    <meta:user-defined meta:name="Info 1"/>
    <meta:user-defined meta:name="Info 2"/>
    <meta:user-defined meta:name="Info 3"/>
    <meta:user-defined meta:name="Info 4"/>
  </office:meta>
</office:document-meta>
</file>